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3431217306552425624" text:style-name="L1">
        <text:list-item>
          <text:p text:style-name="P2">Partie 1</text:p>
          <text:list>
            <text:list-item>
              <text:p text:style-name="P2">Chapitre 1</text:p>
              <text:list>
                <text:list-item>
                  <text:p text:style-name="P3">lu</text:p>
                </text:list-item>
                <text:list-item>
                  <text:p text:style-name="P3">compris</text:p>
                </text:list-item>
                <text:list-item>
                  <text:p text:style-name="P3">assimilé</text:p>
                </text:list-item>
                <text:list-item>
                  <text:p text:style-name="P3">notions testées une à une</text:p>
                </text:list-item>
                <text:list-item>
                  <text:p text:style-name="P2">le tout testé dans un programme inventé</text:p>
                </text:list-item>
              </text:list>
            </text:list-item>
            <text:list-item>
              <text:p text:style-name="P2">Chapitre 2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>Chapitre 3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/>
            </text:list-item>
          </text:list>
        </text:list-item>
        <text:list-item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5:03:58</meta:creation-date>
    <meta:generator>OpenOffice.org/3.4.1$Unix OpenOffice.org_project/341m1$Build-9593</meta:generator>
    <dc:date>2013-05-05T15:07:44</dc:date>
    <meta:editing-duration>PT3M46S</meta:editing-duration>
    <meta:editing-cycles>2</meta:editing-cycles>
    <meta:document-statistic meta:table-count="0" meta:image-count="0" meta:object-count="0" meta:page-count="1" meta:paragraph-count="9" meta:word-count="32" meta:character-count="128"/>
  </office:meta>
</office:document-meta>
</file>